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 (48)</text:p>
          </table:table-cell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(16,3)</text:p>
          </table:table-cell>
          <table:table-cell office:value-type="string" calcext:value-type="string">
            <text:p>RUNNING AR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tation Experiments on MNI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2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2" office:value-type="percentage" office:value="0.9772" calcext:value-type="percentage">
            <text:p>97.72%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string" calcext:value-type="string">
            <text:p>TODO</text:p>
          </table:table-cell>
          <table:table-cell/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/>
        </table:table-row>
        <table:table-row table:style-name="ro1">
          <table:table-cell office:value-type="string" calcext:value-type="string">
            <text:p>RN(12,3) <text:s/>a=9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tNet Experiments: No Train Ro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string" calcext:value-type="string">
            <text:p>RUNNING 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string" calcext:value-type="string">
            <text:p>RUNNING A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ree Layered Experiments (with Arul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16T15:03:31.417084265</dc:date>
    <meta:editing-duration>PT9M30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